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555d9e0" officeooo:paragraph-rsid="0555d9e0"/>
    </style:style>
    <style:style style:name="P11" style:family="paragraph" style:parent-style-name="Heading_20_2">
      <style:text-properties officeooo:paragraph-rsid="05582eb2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ITMO_20_ICT_20_Lab_20_Works">
      <style:text-properties officeooo:paragraph-rsid="01d8e99d"/>
    </style:style>
    <style:style style:name="P14" style:family="paragraph" style:parent-style-name="ITMO_20_ICT_20_Lab_20_Works" style:list-style-name="">
      <style:paragraph-properties fo:text-align="center" style:justify-single-word="false"/>
      <style:text-properties style:font-name="Times New Roman"/>
    </style:style>
    <style:style style:name="P1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6" style:family="paragraph" style:parent-style-name="Standard_20__28_WW_29_" style:master-page-name="First_20_Page">
      <style:paragraph-properties fo:text-align="center" style:justify-single-word="false" style:page-number="auto"/>
      <style:text-properties officeooo:paragraph-rsid="001f8902"/>
    </style:style>
    <style:style style:name="P1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officeooo:paragraph-rsid="05582eb2"/>
    </style:style>
    <style:style style:name="P20" style:family="paragraph" style:parent-style-name="Text_20_body">
      <style:text-properties officeooo:rsid="055ac374"/>
    </style:style>
    <style:style style:name="P21" style:family="paragraph" style:parent-style-name="Text_20_body">
      <style:paragraph-properties fo:break-before="page"/>
      <style:text-properties officeooo:rsid="055ac37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54a5219" style:font-size-asian="12pt" style:font-weight-asian="normal" style:font-size-complex="12pt" style:font-weight-complex="normal"/>
    </style:style>
    <style:style style:name="T6" style:family="text">
      <style:text-properties officeooo:rsid="03c1e56b"/>
    </style:style>
    <style:style style:name="T7" style:family="text">
      <style:text-properties officeooo:rsid="054ca501"/>
    </style:style>
    <style:style style:name="T8" style:family="text">
      <style:text-properties officeooo:rsid="054e8129"/>
    </style:style>
    <style:style style:name="T9" style:family="text">
      <style:text-properties officeooo:rsid="05506910"/>
    </style:style>
    <style:style style:name="T10" style:family="text">
      <style:text-properties officeooo:rsid="0552e7d4"/>
    </style:style>
    <style:style style:name="T11" style:family="text">
      <style:text-properties officeooo:rsid="05582eb2"/>
    </style:style>
    <style:style style:name="T12" style:family="text">
      <style:text-properties officeooo:rsid="0559daa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5" loext:marker-style-name="T3"><text:span text:style-name="T3"/></text:p>
      <text:p text:style-name="P2">Лабораторная работа по дисциплине Теория функции комплексного переменного</text:p>
      <text:p text:style-name="P4"/>
      <text:p text:style-name="P18">Выполнил: Снагин Станислав Максимович, Филимонов Никита</text:p>
      <text:p text:style-name="P17"><text:span text:style-name="T4">Поток: </text:span><text:span text:style-name="T5">21.2</text:span></text:p>
      <text:p text:style-name="P3">Санкт Петербург 202<text:span text:style-name="T6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4"><text:soft-page-break/>Содержание</text:p>
          </text:index-title>
          <text:p text:style-name="P5"><text:a xlink:type="simple" xlink:href="#__RefHeading___Toc327_1506997616" text:style-name="Index_20_Link" text:visited-style-name="Index_20_Link">Ход работы<text:tab/>3</text:a></text:p>
          <text:p text:style-name="P6"><text:a xlink:type="simple" xlink:href="#__RefHeading___Toc329_1506997616" text:style-name="Index_20_Link" text:visited-style-name="Index_20_Link">Описание необходимых терминов<text:tab/>3</text:a></text:p>
          <text:p text:style-name="P6"><text:a xlink:type="simple" xlink:href="#__RefHeading___Toc331_1506997616" text:style-name="Index_20_Link" text:visited-style-name="Index_20_Link">Второй заголовок<text:tab/>3</text:a></text:p>
        </text:index-body>
      </text:table-of-content>
      <text:h text:style-name="P13" text:outline-level="1"/>
      <text:h text:style-name="P9" text:outline-level="1"><text:bookmark-start text:name="__RefHeading___Toc327_1506997616"/>Ход работы<text:bookmark-end text:name="__RefHeading___Toc327_1506997616"/></text:h>
      <text:h text:style-name="P11" text:outline-level="2"><text:bookmark-start text:name="__RefHeading___Toc331_1506997616"/><text:span text:style-name="T11">Доказательства 1 и 2 свойства </text:span><text:span text:style-name="T12">множества Мандельброта</text:span><text:bookmark-end text:name="__RefHeading___Toc331_1506997616"/></text:h>
      <text:p text:style-name="P19"/>
      <text:h text:style-name="P12" text:outline-level="2">Кода программ для построения множеств Мандельброта и Жюлиа</text:h>
      <text:p text:style-name="P20"/>
      <text:p text:style-name="P21"/>
      <text:h text:style-name="P10" text:outline-level="1">Заключение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Times New Roman" fo:font-family="'Times New Roman'" style:font-family-generic="roman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10-12T21:17:51.237752866</dc:date>
    <meta:editing-duration>P7DT15H13M12S</meta:editing-duration>
    <meta:editing-cycles>1013</meta:editing-cycles>
    <meta:print-date>2025-10-02T20:06:09.653070046</meta:print-date>
    <meta:printed-by>Файлы PDF</meta:printed-by>
    <meta:document-statistic meta:table-count="0" meta:image-count="0" meta:object-count="0" meta:page-count="6" meta:paragraph-count="14" meta:word-count="61" meta:character-count="499" meta:non-whitespace-character-count="452"/>
  </office:meta>
</office:document-meta>
</file>